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cd4"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bcd4" style:text-align-source="fix" style:repeat-content="false" style:vertical-align="middle"/>
      <style:paragraph-properties fo:text-align="center" fo:margin-left="0cm"/>
      <style:text-properties style:font-name="KacstBook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KacstBook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KacstBook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KacstBook" fo:font-weight="bold" style:font-weight-asian="bold" style:font-weight-complex="bold"/>
    </style:style>
    <style:style style:name="ce21" style:family="table-cell" style:parent-style-name="Default">
      <style:text-properties style:font-name="KacstBook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://localhost/phpmyadmin/themes/dot.gif" draw:style-name="gr1" draw:text-style-name="P1" svg:width="0.025cm" svg:height="0.025cm" svg:x="2.257cm" svg:y="0.451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1" draw:name="http://localhost/phpmyadmin/themes/dot.gif" draw:style-name="gr1" draw:text-style-name="P1" svg:width="0.025cm" svg:height="0.025cm" svg:x="0.742cm" svg:y="5.304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2" draw:name="http://localhost/phpmyadmin/themes/dot.gif" draw:style-name="gr1" draw:text-style-name="P1" svg:width="0.025cm" svg:height="0.025cm" svg:x="0.742cm" svg:y="11.059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3" draw:name="http://localhost/phpmyadmin/themes/dot.gif" draw:style-name="gr1" draw:text-style-name="P1" svg:width="0.025cm" svg:height="0.025cm" svg:x="0.742cm" svg:y="11.511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4" draw:name="http://localhost/phpmyadmin/themes/dot.gif" draw:style-name="gr1" draw:text-style-name="P1" svg:width="0.025cm" svg:height="0.025cm" svg:x="0.742cm" svg:y="14.557cm">
            <draw:image xlink:href="http://localhost/phpmyadmin/themes/dot.gif" xlink:type="simple" xlink:show="embed" xlink:actuate="onLoad" loext:mime-type="image/gif">
              <text:p/>
            </draw:image>
          </draw:frame>
          <draw:frame draw:z-index="5" draw:name="http://localhost/phpmyadmin/themes/dot.gif" draw:style-name="gr1" draw:text-style-name="P1" svg:width="0.025cm" svg:height="0.025cm" svg:x="0.742cm" svg:y="15.008cm">
            <draw:image xlink:href="http://localhost/phpmyadmin/themes/dot.gif" xlink:type="simple" xlink:show="embed" xlink:actuate="onLoad" loext:mime-type="image/gif">
              <text:p/>
            </draw:image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5" table:default-cell-style-name="ce14"/>
        <table:table-column table:style-name="co8" table:default-cell-style-name="ce14"/>
        <table:table-column table:style-name="co5" table:default-cell-style-name="ce14"/>
        <table:table-column table:style-name="co9" table:default-cell-style-name="ce14"/>
        <table:table-column table:style-name="co5" table:number-columns-repeated="53" table:default-cell-style-name="ce14"/>
        <table:table-column table:style-name="co5" table:number-columns-repeated="960" table:default-cell-style-name="ce21"/>
        <table:table-row table:style-name="ro1">
          <table:table-cell table:style-name="ce1" office:value-type="string" calcext:value-type="string" table:number-columns-spanned="11" table:number-rows-spanned="1">
            <text:p>categoria</text:p>
          </table:table-cell>
          <table:covered-table-cell table:number-columns-repeated="8" table:style-name="ce8"/>
          <table:covered-table-cell table:number-columns-repeated="2"/>
          <table:table-cell table:number-columns-repeated="1013"/>
        </table:table-row>
        <table:table-row table:style-name="ro2"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ollation</text:p>
          </table:table-cell>
          <table:table-cell table:style-name="ce11" office:value-type="string" calcext:value-type="string">
            <text:p>Attributes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efault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Extra</text:p>
          </table:table-cell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FK</text:p>
          </table:table-cell>
          <table:table-cell table:number-columns-repeated="101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id </text:p>
          </table:table-cell>
          <table:table-cell table:style-name="ce12" office:value-type="string" calcext:value-type="string">
            <text:p>int(10)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/>
          <table:table-cell table:style-name="ce12" office:value-type="string" calcext:value-type="string">
            <text:p>AUTO_INCR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nome</text:p>
          </table:table-cell>
          <table:table-cell table:style-name="ce12" office:value-type="string" calcext:value-type="string">
            <text:p>varchar(50)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" office:value-type="string" calcext:value-type="string">
            <text:p>foto_url</text:p>
          </table:table-cell>
          <table:table-cell table:style-name="ce12" office:value-type="string" calcext:value-type="string">
            <text:p>text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NULL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" office:value-type="string" calcext:value-type="string">
            <text:p>cre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" office:value-type="string" calcext:value-type="string">
            <text:p>upd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NULL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1" table:number-rows-spanned="1">
            <text:p>produto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ollation</text:p>
          </table:table-cell>
          <table:table-cell table:style-name="ce11" office:value-type="string" calcext:value-type="string">
            <text:p>Attributes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efault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Extra</text:p>
          </table:table-cell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FK</text:p>
          </table:table-cell>
          <table:table-cell table:number-columns-repeated="101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id </text:p>
          </table:table-cell>
          <table:table-cell table:style-name="ce12" office:value-type="string" calcext:value-type="string">
            <text:p>int(10)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/>
          <table:table-cell table:style-name="ce12" office:value-type="string" calcext:value-type="string">
            <text:p>AUTO_INCR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nome</text:p>
          </table:table-cell>
          <table:table-cell table:style-name="ce12" office:value-type="string" calcext:value-type="string">
            <text:p>varchar(50)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" office:value-type="string" calcext:value-type="string">
            <text:p>descricao_resumida</text:p>
          </table:table-cell>
          <table:table-cell table:style-name="ce12" office:value-type="string" calcext:value-type="string">
            <text:p>varchar(100)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" office:value-type="string" calcext:value-type="string">
            <text:p>descricao_completa</text:p>
          </table:table-cell>
          <table:table-cell table:style-name="ce12" office:value-type="string" calcext:value-type="string">
            <text:p>text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1" office:value-type="string" calcext:value-type="string">
            <text:p>preco</text:p>
          </table:table-cell>
          <table:table-cell table:style-name="ce12" office:value-type="string" calcext:value-type="string">
            <text:p>decimal(5,2)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0.00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1" office:value-type="string" calcext:value-type="string">
            <text:p>foto_url</text:p>
          </table:table-cell>
          <table:table-cell table:style-name="ce12" office:value-type="string" calcext:value-type="string">
            <text:p>text</text:p>
          </table:table-cell>
          <table:table-cell table:style-name="ce18" office:value-type="string" calcext:value-type="string">
            <text:p>utf8mb4_unicode_ci</text:p>
          </table:table-cell>
          <table:table-cell table:style-name="ce17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NULL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1" office:value-type="string" calcext:value-type="string">
            <text:p>cre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upd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NULL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1" table:number-rows-spanned="1">
            <text:p>produto_categoria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ollation</text:p>
          </table:table-cell>
          <table:table-cell table:style-name="ce11" office:value-type="string" calcext:value-type="string">
            <text:p>Attributes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efault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Extra</text:p>
          </table:table-cell>
          <table:table-cell table:style-name="ce20" office:value-type="string" calcext:value-type="string">
            <text:p>PK</text:p>
          </table:table-cell>
          <table:table-cell table:style-name="ce20" office:value-type="string" calcext:value-type="string">
            <text:p>FK</text:p>
          </table:table-cell>
          <table:table-cell table:number-columns-repeated="101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id </text:p>
          </table:table-cell>
          <table:table-cell table:style-name="ce12" office:value-type="string" calcext:value-type="string">
            <text:p>int(10)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/>
          <table:table-cell table:style-name="ce12" office:value-type="string" calcext:value-type="string">
            <text:p>AUTO_INCR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produto_id</text:p>
          </table:table-cell>
          <table:table-cell table:style-name="ce12" office:value-type="string" calcext:value-type="string">
            <text:p>int(10)</text:p>
          </table:table-cell>
          <table:table-cell table:style-name="ce18"/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/>
          <table:table-cell table:style-name="ce12" office:value-type="string" calcext:value-type="string">
            <text:p>AUTO_INCREMENT</text:p>
          </table:table-cell>
          <table:table-cell office:value-type="string" calcext:value-type="string">
            <text:p>No</text:p>
          </table:table-cell>
          <table:table-cell table:formula="of:=CONCATENATE([.A8];&quot;.&quot;;[.B10])" office:value-type="string" office:string-value="produto.id " calcext:value-type="string">
            <text:p>produto.id </text:p>
          </table:table-cell>
          <table:table-cell table:number-columns-repeated="101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1" office:value-type="string" calcext:value-type="string">
            <text:p>categoria_id</text:p>
          </table:table-cell>
          <table:table-cell table:style-name="ce12" office:value-type="string" calcext:value-type="string">
            <text:p>int(10)</text:p>
          </table:table-cell>
          <table:table-cell table:style-name="ce18"/>
          <table:table-cell table:style-name="ce17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/>
          <table:table-cell table:style-name="ce12" office:value-type="string" calcext:value-type="string">
            <text:p>AUTO_INCREMENT</text:p>
          </table:table-cell>
          <table:table-cell office:value-type="string" calcext:value-type="string">
            <text:p>No</text:p>
          </table:table-cell>
          <table:table-cell table:formula="of:=CONCATENATE([.A1];&quot;.&quot;;[.B3])" office:value-type="string" office:string-value="categoria.id " calcext:value-type="string">
            <text:p>categoria.id </text:p>
          </table:table-cell>
          <table:table-cell table:number-columns-repeated="101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1" office:value-type="string" calcext:value-type="string">
            <text:p>cre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No</text:p>
          </table:table-cell>
          <table:table-cell table:style-name="ce19" office:value-type="string" calcext:value-type="string">
            <text:p>None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1" office:value-type="string" calcext:value-type="string">
            <text:p>updated_at</text:p>
          </table:table-cell>
          <table:table-cell table:style-name="ce12" office:value-type="string" calcext:value-type="string">
            <text:p>datetime</text:p>
          </table:table-cell>
          <table:table-cell table:style-name="ce17" table:number-columns-repeated="2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NULL</text:p>
          </table:table-cell>
          <table:table-cell table:style-name="ce17"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11"/>
          <table:table-cell table:style-name="ce12"/>
          <table:table-cell table:style-name="ce18"/>
          <table:table-cell table:style-name="ce17"/>
          <table:table-cell table:style-name="ce12"/>
          <table:table-cell table:style-name="ce19"/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12"/>
          <table:table-cell table:style-name="ce11"/>
          <table:table-cell table:style-name="ce12"/>
          <table:table-cell table:style-name="ce17" table:number-columns-repeated="2"/>
          <table:table-cell table:style-name="ce12"/>
          <table:table-cell table:style-name="ce19"/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2"/>
          <table:table-cell table:style-name="ce17" table:number-columns-repeated="2"/>
          <table:table-cell table:style-name="ce12"/>
          <table:table-cell table:style-name="ce19"/>
          <table:table-cell table:style-name="ce17" table:number-columns-repeated="2"/>
          <table:table-cell table:number-columns-repeated="1015"/>
        </table:table-row>
        <table:table-row table:style-name="ro1" table:number-rows-repeated="2">
          <table:table-cell table:style-name="ce12"/>
          <table:table-cell table:style-name="ce11"/>
          <table:table-cell table:style-name="ce12"/>
          <table:table-cell table:style-name="ce17" table:number-columns-repeated="2"/>
          <table:table-cell table:style-name="ce12"/>
          <table:table-cell table:style-name="ce19"/>
          <table:table-cell table:style-name="ce17" table:number-columns-repeated="2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08:26:36.642129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5:25:21.430965096</meta:creation-date>
    <dc:date>2020-06-19T09:10:40.141766186</dc:date>
    <meta:editing-duration>PT4H20M51S</meta:editing-duration>
    <meta:editing-cycles>9</meta:editing-cycles>
    <meta:generator>LibreOffice/6.4.3.2$Linux_X86_64 LibreOffice_project/40$Build-2</meta:generator>
    <meta:document-statistic meta:table-count="1" meta:cell-count="173" meta:object-count="6"/>
  </office:meta>
</office:document-meta>
</file>